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8" table:default-cell-style-name="Default"/>
        <table:table-column table:style-name="co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table:number-columns-repeated="10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3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3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3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3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3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3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3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3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3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3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3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3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4:54.851108105</meta:creation-date>
    <dc:date>2018-02-26T12:35:11.732535437</dc:date>
    <meta:editing-duration>PT9M16S</meta:editing-duration>
    <meta:editing-cycles>1</meta:editing-cycles>
    <meta:document-statistic meta:table-count="1" meta:cell-count="700" meta:object-count="0"/>
    <meta:generator>LibreOffice/5.4.2.2$Linux_X86_64 LibreOffice_project/40m0$Build-2</meta:generator>
  </office:meta>
</office:document-meta>
</file>